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xml:id="id1" draw:id="id1" draw:layer="layout" svg:width="2.023cm" svg:height="1.79cm" svg:x="3.113cm" svg:y="5.169cm">
          <text:p text:style-name="P1">(2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13cm" svg:y1="6.064cm" svg:x2="3.113cm" svg:y2="3.463cm" draw:start-shape="id1" draw:start-glue-point="6" draw:end-shape="id2" draw:end-glue-point="6" svg:d="M3113 6064c-753 0-753-2601 0-2601" svg:viewBox="0 0 566 2602">
          <text:p/>
        </draw:connector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22:30.399772439</dc:date>
    <dc:creator>elucterio </dc:creator>
    <meta:editing-duration>PT2M15S</meta:editing-duration>
    <meta:editing-cycles>4</meta:editing-cycles>
    <meta:generator>LibreOffice/4.2.8.2$Linux_X86_64 LibreOffice_project/420m0$Build-2</meta:generator>
    <meta:document-statistic meta:object-count="5"/>
  </office:meta>
</office:document-meta>
</file>